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033d" officeooo:paragraph-rsid="0000033d"/>
    </style:style>
    <style:style style:name="P2" style:family="paragraph" style:parent-style-name="Standard">
      <style:text-properties officeooo:rsid="0000033d" officeooo:paragraph-rsid="0014060b"/>
    </style:style>
    <style:style style:name="P3" style:family="paragraph" style:parent-style-name="Standard">
      <style:text-properties officeooo:rsid="000a9a8c" officeooo:paragraph-rsid="000a9a8c"/>
    </style:style>
    <style:style style:name="P4" style:family="paragraph" style:parent-style-name="Standard">
      <style:text-properties fo:font-weight="bold" officeooo:rsid="00130b17" officeooo:paragraph-rsid="00130b17" style:font-weight-asian="bold" style:font-weight-complex="bold"/>
    </style:style>
    <style:style style:name="P5" style:family="paragraph" style:parent-style-name="Standard">
      <style:text-properties officeooo:paragraph-rsid="0000033d"/>
    </style:style>
    <style:style style:name="T1" style:family="text">
      <style:text-properties officeooo:rsid="0000bfae"/>
    </style:style>
    <style:style style:name="T2" style:family="text">
      <style:text-properties officeooo:rsid="000214d4"/>
    </style:style>
    <style:style style:name="T3" style:family="text">
      <style:text-properties officeooo:rsid="000a9a8c"/>
    </style:style>
    <style:style style:name="T4" style:family="text">
      <style:text-properties officeooo:rsid="000bcffa"/>
    </style:style>
    <style:style style:name="T5" style:family="text">
      <style:text-properties officeooo:rsid="000d9f66"/>
    </style:style>
    <style:style style:name="T6" style:family="text">
      <style:text-properties officeooo:rsid="0000033d"/>
    </style:style>
    <style:style style:name="T7" style:family="text">
      <style:text-properties officeooo:rsid="0010f2ee"/>
    </style:style>
    <style:style style:name="T8" style:family="text">
      <style:text-properties officeooo:rsid="0014060b"/>
    </style:style>
    <style:style style:name="T9" style:family="text">
      <style:text-properties officeooo:rsid="001271be"/>
    </style:style>
    <style:style style:name="T10" style:family="text">
      <style:text-properties officeooo:rsid="0012999a"/>
    </style:style>
    <style:style style:name="T11" style:family="text">
      <style:text-properties officeooo:rsid="00132e3b"/>
    </style:style>
    <style:style style:name="T12" style:family="text">
      <style:text-properties officeooo:rsid="001448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6">Prezado XP </text:span><text:span text:style-name="T8">I</text:span><text:span text:style-name="T6">nc.</text:span></text:p>
      <text:p text:style-name="P1"/>
      <text:p text:style-name="P2">Boa tarde, <text:span text:style-name="T7">Prazer</text:span> Luiz Otávio Nascimento, <text:span text:style-name="T9">tenho 19 anos,</text:span> estudo programação a dois anos, <text:span text:style-name="T1">hoje estou </text:span>fa<text:span text:style-name="T1">zendo</text:span> <text:span text:style-name="T12">um</text:span><text:span text:style-name="T1"> </text:span>curso tecnólogo em Análise e Desenvolvimento de sistemas no Senac EAD, <text:span text:style-name="T9">intere</text:span><text:span text:style-name="T11">sso-</text:span><text:span text:style-name="T9">me pe</text:span><text:span text:style-name="T8">la</text:span><text:span text:style-name="T9"> oportunidade,</text:span> <text:span text:style-name="T9">por </text:span><text:span text:style-name="T1">acredi</text:span><text:span text:style-name="T8">tar</text:span><text:span text:style-name="T1"> que </text:span><text:span text:style-name="T2">embora não tenho experiência de trabalhar em empresas possa somar ao time de TI da XP </text:span><text:span text:style-name="T8">I</text:span><text:span text:style-name="T2">nc </text:span><text:span text:style-name="T10">co</text:span><text:span text:style-name="T2">m minha experiência em projetos pessoais </text:span><text:span text:style-name="T3">e uma enorme vontade de aprender novas tecnologias </text:span><text:span text:style-name="T12">com pessoas mais experientes </text:span><text:span text:style-name="T3">e participar da solução de problemas complexos.</text:span></text:p>
      <text:p text:style-name="P1"/>
      <text:p text:style-name="P1"/>
      <text:p text:style-name="P3">Coloco-me a disposição para esclarecimento de quaisquer dúvidas. Desde já agradeço a oportunidade.</text:p>
      <text:p text:style-name="P3"/>
      <text:p text:style-name="P3"/>
      <text:p text:style-name="P3"/>
      <text:p text:style-name="P3">Atenciosamente. </text:p>
      <text:p text:style-name="P3"/>
      <text:p text:style-name="P3"><text:span text:style-name="T4">Luiz</text:span> <text:span text:style-name="T5">Otávio Nascimento </text:span></text:p>
      <text:p text:style-name="P4">(15) 996097248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9T16:01:04.021874554</meta:creation-date>
    <dc:date>2023-05-23T15:28:45.159912414</dc:date>
    <meta:editing-duration>PT1H54M23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1" meta:paragraph-count="6" meta:word-count="99" meta:character-count="658" meta:non-whitespace-character-count="563"/>
  </office:meta>
</office:document-meta>
</file>